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Standard">
      <style:paragraph-properties fo:margin-top="0in" fo:margin-bottom="0in" style:contextual-spacing="false" fo:text-align="justify" style:justify-single-word="false"/>
      <style:text-properties style:font-name="Georgia" officeooo:rsid="01f9682e" officeooo:paragraph-rsid="01f9682e" style:font-name-asian="Georgia" style:font-name-complex="Georgia1"/>
    </style:style>
    <style:style style:name="P63" style:family="paragraph" style:parent-style-name="Standard">
      <style:paragraph-properties fo:margin-top="0in" fo:margin-bottom="0in" style:contextual-spacing="false" fo:text-align="justify" style:justify-single-word="false"/>
      <style:text-properties style:font-name="Georgia" officeooo:rsid="01fa4e69" officeooo:paragraph-rsid="01fa4e69" style:font-name-asian="Georgia" style:font-name-complex="Georgia1"/>
    </style:style>
    <style:style style:name="P64" style:family="paragraph" style:parent-style-name="Standard">
      <style:paragraph-properties fo:margin-top="0in" fo:margin-bottom="0in" style:contextual-spacing="false" fo:text-align="justify" style:justify-single-word="false"/>
      <style:text-properties style:font-name="Georgia" officeooo:rsid="0215e5ff" officeooo:paragraph-rsid="0215e5ff" style:font-name-asian="Georgia" style:font-name-complex="Georgia1"/>
    </style:style>
    <style:style style:name="P65" style:family="paragraph" style:parent-style-name="Standard">
      <style:paragraph-properties fo:margin-top="0in" fo:margin-bottom="0in" style:contextual-spacing="false" fo:text-align="justify" style:justify-single-word="false"/>
      <style:text-properties style:font-name="Georgia" officeooo:rsid="02278133" officeooo:paragraph-rsid="02278133" style:font-name-asian="Georgia" style:font-name-complex="Georgia1"/>
    </style:style>
    <style:style style:name="P66" style:family="paragraph" style:parent-style-name="Standard">
      <style:paragraph-properties fo:margin-top="0in" fo:margin-bottom="0in" style:contextual-spacing="false" fo:text-align="justify" style:justify-single-word="false"/>
      <style:text-properties style:font-name="Georgia" officeooo:rsid="022f0d7a" officeooo:paragraph-rsid="022f0d7a" style:font-name-asian="Georgia" style:font-name-complex="Georgia1"/>
    </style:style>
    <style:style style:name="P67"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68" style:family="paragraph" style:parent-style-name="Standard">
      <style:paragraph-properties fo:margin-top="0in" fo:margin-bottom="0in" style:contextual-spacing="false" fo:text-align="justify" style:justify-single-word="false"/>
      <style:text-properties style:font-name="Georgia" officeooo:rsid="022f0d7a" officeooo:paragraph-rsid="022f0d7a" style:font-name-asian="Georgia" style:font-name-complex="Georgia1"/>
    </style:style>
    <style:style style:name="P69" style:family="paragraph" style:parent-style-name="Standard">
      <style:paragraph-properties fo:margin-top="0in" fo:margin-bottom="0in" style:contextual-spacing="false" fo:text-align="justify" style:justify-single-word="false"/>
      <style:text-properties style:font-name="Georgia" officeooo:rsid="023ead9d" officeooo:paragraph-rsid="023ead9d"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style:style style:name="T425" style:family="text">
      <style:text-properties officeooo:rsid="01ddbb27"/>
    </style:style>
    <style:style style:name="T426" style:family="text">
      <style:text-properties officeooo:rsid="01df3902"/>
    </style:style>
    <style:style style:name="T427" style:family="text">
      <style:text-properties officeooo:rsid="01e02c7c"/>
    </style:style>
    <style:style style:name="T428" style:family="text">
      <style:text-properties officeooo:rsid="01e11a71"/>
    </style:style>
    <style:style style:name="T429" style:family="text">
      <style:text-properties officeooo:rsid="01e26eab"/>
    </style:style>
    <style:style style:name="T430" style:family="text">
      <style:text-properties officeooo:rsid="01e3a1b7"/>
    </style:style>
    <style:style style:name="T431" style:family="text">
      <style:text-properties officeooo:rsid="01e4c6d5"/>
    </style:style>
    <style:style style:name="T432" style:family="text">
      <style:text-properties officeooo:rsid="01e5d74b"/>
    </style:style>
    <style:style style:name="T433" style:family="text">
      <style:text-properties officeooo:rsid="01e640af"/>
    </style:style>
    <style:style style:name="T434" style:family="text">
      <style:text-properties officeooo:rsid="01e7e159"/>
    </style:style>
    <style:style style:name="T435" style:family="text">
      <style:text-properties officeooo:rsid="01e907b8"/>
    </style:style>
    <style:style style:name="T436" style:family="text">
      <style:text-properties officeooo:rsid="01eac16d"/>
    </style:style>
    <style:style style:name="T437" style:family="text">
      <style:text-properties officeooo:rsid="01eb7875"/>
    </style:style>
    <style:style style:name="T438" style:family="text">
      <style:text-properties officeooo:rsid="01eb89e0"/>
    </style:style>
    <style:style style:name="T439" style:family="text">
      <style:text-properties officeooo:rsid="01ebfdd5"/>
    </style:style>
    <style:style style:name="T440" style:family="text">
      <style:text-properties officeooo:rsid="01edafa3"/>
    </style:style>
    <style:style style:name="T441" style:family="text">
      <style:text-properties officeooo:rsid="01ee1fe4"/>
    </style:style>
    <style:style style:name="T442" style:family="text">
      <style:text-properties officeooo:rsid="01ee9032"/>
    </style:style>
    <style:style style:name="T443" style:family="text">
      <style:text-properties officeooo:rsid="01efbb7d"/>
    </style:style>
    <style:style style:name="T444" style:family="text">
      <style:text-properties officeooo:rsid="01f14252"/>
    </style:style>
    <style:style style:name="T445" style:family="text">
      <style:text-properties officeooo:rsid="01f2c7fc"/>
    </style:style>
    <style:style style:name="T446" style:family="text">
      <style:text-properties officeooo:rsid="01f3a849"/>
    </style:style>
    <style:style style:name="T447" style:family="text">
      <style:text-properties officeooo:rsid="01f55651"/>
    </style:style>
    <style:style style:name="T448" style:family="text">
      <style:text-properties officeooo:rsid="01f57b5b"/>
    </style:style>
    <style:style style:name="T449" style:family="text">
      <style:text-properties officeooo:rsid="01f6be35"/>
    </style:style>
    <style:style style:name="T450" style:family="text">
      <style:text-properties officeooo:rsid="01f74261"/>
    </style:style>
    <style:style style:name="T451" style:family="text">
      <style:text-properties officeooo:rsid="01f78931"/>
    </style:style>
    <style:style style:name="T452" style:family="text">
      <style:text-properties officeooo:rsid="01f9682e"/>
    </style:style>
    <style:style style:name="T453" style:family="text">
      <style:text-properties officeooo:rsid="01fa4e69"/>
    </style:style>
    <style:style style:name="T454" style:family="text">
      <style:text-properties officeooo:rsid="01fc3d1d"/>
    </style:style>
    <style:style style:name="T455" style:family="text">
      <style:text-properties officeooo:rsid="01fd5c36"/>
    </style:style>
    <style:style style:name="T456" style:family="text">
      <style:text-properties officeooo:rsid="01fe907e"/>
    </style:style>
    <style:style style:name="T457" style:family="text">
      <style:text-properties officeooo:rsid="01fe951a"/>
    </style:style>
    <style:style style:name="T458" style:family="text">
      <style:text-properties officeooo:rsid="01ffc0f4"/>
    </style:style>
    <style:style style:name="T459" style:family="text">
      <style:text-properties officeooo:rsid="0200b0f2"/>
    </style:style>
    <style:style style:name="T460" style:family="text">
      <style:text-properties officeooo:rsid="0201ccba"/>
    </style:style>
    <style:style style:name="T461" style:family="text">
      <style:text-properties officeooo:rsid="0203958d"/>
    </style:style>
    <style:style style:name="T462" style:family="text">
      <style:text-properties officeooo:rsid="0204d640"/>
    </style:style>
    <style:style style:name="T463" style:family="text">
      <style:text-properties officeooo:rsid="0206573f"/>
    </style:style>
    <style:style style:name="T464" style:family="text">
      <style:text-properties officeooo:rsid="020757e8"/>
    </style:style>
    <style:style style:name="T465" style:family="text">
      <style:text-properties officeooo:rsid="0207c3d8"/>
    </style:style>
    <style:style style:name="T466" style:family="text">
      <style:text-properties officeooo:rsid="02098c8e"/>
    </style:style>
    <style:style style:name="T467" style:family="text">
      <style:text-properties officeooo:rsid="0209fb82"/>
    </style:style>
    <style:style style:name="T468" style:family="text">
      <style:text-properties officeooo:rsid="020afe30"/>
    </style:style>
    <style:style style:name="T469" style:family="text">
      <style:text-properties officeooo:rsid="020cf4b6"/>
    </style:style>
    <style:style style:name="T470" style:family="text">
      <style:text-properties officeooo:rsid="020dfa82"/>
    </style:style>
    <style:style style:name="T471" style:family="text">
      <style:text-properties officeooo:rsid="020fe632"/>
    </style:style>
    <style:style style:name="T472" style:family="text">
      <style:text-properties officeooo:rsid="021072d4"/>
    </style:style>
    <style:style style:name="T473" style:family="text">
      <style:text-properties officeooo:rsid="02119d0d"/>
    </style:style>
    <style:style style:name="T474" style:family="text">
      <style:text-properties officeooo:rsid="0211e8cc"/>
    </style:style>
    <style:style style:name="T475" style:family="text">
      <style:text-properties officeooo:rsid="02131dbb"/>
    </style:style>
    <style:style style:name="T476" style:family="text">
      <style:text-properties officeooo:rsid="0214a86a"/>
    </style:style>
    <style:style style:name="T477" style:family="text">
      <style:text-properties officeooo:rsid="02165a8f"/>
    </style:style>
    <style:style style:name="T478" style:family="text">
      <style:text-properties officeooo:rsid="02174d64"/>
    </style:style>
    <style:style style:name="T479" style:family="text">
      <style:text-properties officeooo:rsid="021825f2"/>
    </style:style>
    <style:style style:name="T480" style:family="text">
      <style:text-properties officeooo:rsid="02194bc3"/>
    </style:style>
    <style:style style:name="T481" style:family="text">
      <style:text-properties officeooo:rsid="0219586c"/>
    </style:style>
    <style:style style:name="T482" style:family="text">
      <style:text-properties officeooo:rsid="021a7d77"/>
    </style:style>
    <style:style style:name="T483" style:family="text">
      <style:text-properties officeooo:rsid="021c2bdb"/>
    </style:style>
    <style:style style:name="T484" style:family="text">
      <style:text-properties officeooo:rsid="021d7821"/>
    </style:style>
    <style:style style:name="T485" style:family="text">
      <style:text-properties officeooo:rsid="021f1c9e"/>
    </style:style>
    <style:style style:name="T486" style:family="text">
      <style:text-properties officeooo:rsid="021fba68"/>
    </style:style>
    <style:style style:name="T487" style:family="text">
      <style:text-properties officeooo:rsid="0220148e"/>
    </style:style>
    <style:style style:name="T488" style:family="text">
      <style:text-properties officeooo:rsid="0221b135"/>
    </style:style>
    <style:style style:name="T489" style:family="text">
      <style:text-properties officeooo:rsid="0222f61d"/>
    </style:style>
    <style:style style:name="T490" style:family="text">
      <style:text-properties officeooo:rsid="0224e107"/>
    </style:style>
    <style:style style:name="T491" style:family="text">
      <style:text-properties officeooo:rsid="02264ff2"/>
    </style:style>
    <style:style style:name="T492" style:family="text">
      <style:text-properties officeooo:rsid="02278133"/>
    </style:style>
    <style:style style:name="T493" style:family="text">
      <style:text-properties officeooo:rsid="0228a7f4"/>
    </style:style>
    <style:style style:name="T494" style:family="text">
      <style:text-properties officeooo:rsid="022a0d8b"/>
    </style:style>
    <style:style style:name="T495" style:family="text">
      <style:text-properties officeooo:rsid="022bda2b"/>
    </style:style>
    <style:style style:name="T496" style:family="text">
      <style:text-properties officeooo:rsid="022d4153"/>
    </style:style>
    <style:style style:name="T497" style:family="text">
      <style:text-properties officeooo:rsid="022db404"/>
    </style:style>
    <style:style style:name="T498" style:family="text">
      <style:text-properties officeooo:rsid="022f0d7a"/>
    </style:style>
    <style:style style:name="T499" style:family="text">
      <style:text-properties officeooo:rsid="0230652f"/>
    </style:style>
    <style:style style:name="T500" style:family="text">
      <style:text-properties officeooo:rsid="0231fb48"/>
    </style:style>
    <style:style style:name="T501" style:family="text">
      <style:text-properties officeooo:rsid="0233873d"/>
    </style:style>
    <style:style style:name="T502" style:family="text">
      <style:text-properties officeooo:rsid="0234f102"/>
    </style:style>
    <style:style style:name="T503" style:family="text">
      <style:text-properties officeooo:rsid="02368a15"/>
    </style:style>
    <style:style style:name="T504" style:family="text">
      <style:text-properties officeooo:rsid="023810ee"/>
    </style:style>
    <style:style style:name="T505" style:family="text">
      <style:text-properties officeooo:rsid="0239b8d4"/>
    </style:style>
    <style:style style:name="T506" style:family="text">
      <style:text-properties officeooo:rsid="023a1e7b"/>
    </style:style>
    <style:style style:name="T507" style:family="text">
      <style:text-properties officeooo:rsid="023bacc9"/>
    </style:style>
    <style:style style:name="T508" style:family="text">
      <style:text-properties officeooo:rsid="023d782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text:span text:style-name="T427">want to play</text:span> they <text:span text:style-name="T428">had</text:span>.</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 </text:span><text:span text:style-name="T425">This was actually happening.</text:span></text:p>
      <text:p text:style-name="P61"><text:s text:c="5"/><text:span text:style-name="T425">After driving a train all day, Eugene felt he had a new outlook on life. A new perspective as it were. The excitement was there as well as the exhilaration of going fast. People wanted to get to their appointments on time </text:span><text:span text:style-name="T426">and he was just the man to make that happen.</text:span></text:p>
      <text:p text:style-name="P61"><text:s text:c="5"/><text:span text:style-name="T429">Nearing the end of the day, Eugene was about to put the train back at the facility for tomorrow’s run when he noticed a passenger asleep in car four. Making his way to car four, Eugene roused the passenger and told them it was the end of the line. </text:span><text:span text:style-name="T430">She</text:span><text:span text:style-name="T429"> gratefully got up and left.</text:span></text:p>
      <text:p text:style-name="P61"><text:s text:c="5"/><text:span text:style-name="T430">Eugene shook his head. Passengers falling asleep on the train was one thing, having to wake them up was another.</text:span></text:p>
      <text:p text:style-name="P61"><text:s text:c="5"/><text:span text:style-name="T431">Walking off the train and locking it up, Eugene smiled at his first day of work. Things were looking </text:span><text:soft-page-break/><text:span text:style-name="T431">brighter for him and Calypso. At least things felt like they were getting brighter. He couldn’t tell for certain. </text:span><text:span text:style-name="T432">Heading home, Eugene felt lighter than air.</text:span></text:p>
      <text:p text:style-name="P61"><text:s text:c="5"/><text:span text:style-name="T433">Walking in the front door of his home, Eugene could sense there was something wrong. “Calypso?” He called out. There was no answer.</text:span></text:p>
      <text:p text:style-name="P61"><text:s text:c="5"/><text:span text:style-name="T433">Where there should be the voice of his girlfriend, there was nothing. Only silence.</text:span></text:p>
      <text:p text:style-name="P61"><text:s text:c="5"/><text:span text:style-name="T434">The hairs on the back of Eugene’s neck stood up. Something was terribly wrong.</text:span></text:p>
      <text:p text:style-name="P61"><text:s text:c="5"/><text:span text:style-name="T434">Walking around the apartment, he looked for her. In the bedroom, the bathroom, the kitchen, the living room, even a closet. He couldn’t find </text:span><text:span text:style-name="T435">Calypso</text:span><text:span text:style-name="T434"> anywhere.</text:span></text:p>
      <text:p text:style-name="P61"><text:s text:c="5"/><text:span text:style-name="T436">Panic sunk in. Complete fear had Eugene by the throat. There was nothing he could do about it. He sat down on the couch. Decided to wait it out for a little bit, see if she would come home after a short while. So there he sat, waiting.</text:span></text:p>
      <text:p text:style-name="P61"><text:s text:c="5"/><text:span text:style-name="T437">There had to be a rational explanation for her absence. Eugene thought. People just didn’t go missing. </text:span><text:span text:style-name="T438">Eugene</text:span><text:span text:style-name="T437"> gasped at the thought. Had she gone missing? He didn’t want that to be the case.</text:span></text:p>
      <text:p text:style-name="P61"><text:s text:c="5"/><text:span text:style-name="T439">There had to be a reason for her to be gone. He kept reminding himself over and over again. </text:span><text:span text:style-name="T440">Calypso wasn’t one to simply up and leave. That wasn’t her nature at all.</text:span></text:p>
      <text:p text:style-name="P61"><text:s text:c="5"/><text:span text:style-name="T441">Eugene must have sat for what felt like hours. He simply waited for Calypso to return home. Into the late evening hours he waited for her. Tried calling her on his communications device over and over, there was no answer.</text:span></text:p>
      <text:p text:style-name="P61"><text:s text:c="5"/><text:span text:style-name="T442">Around midnight, the door to their apartment opened. Calypso returned home. She looked around, looked as Eugene ran up to her and embraced her </text:span><text:soft-page-break/><text:span text:style-name="T442">tightly. She hugged him back. It was a long hug, a lasting hug.</text:span></text:p>
      <text:p text:style-name="P61"><text:s text:c="5"/>“<text:span text:style-name="T442">Where have you been?” Eugene asked. “I’ve been worried.”</text:span></text:p>
      <text:p text:style-name="P61"><text:s text:c="5"/><text:span text:style-name="T442">Calypso smiled “I’m fine.” She said, “I was out looking for work. I guess I lost track of time.”</text:span></text:p>
      <text:p text:style-name="P61"><text:s text:c="5"/><text:span text:style-name="T442">Eugene let his heart catch up with his mind. She was home and safe, that’s really all which mattered now. </text:span><text:span text:style-name="T443">He wondered what kind of work Calypso had been looking for. Something that would keep her out that late couldn’t be good. He’d let it slide for now, Eugene didn’t want to cause a scene or start a fight.</text:span></text:p>
      <text:p text:style-name="P61"><text:s text:c="5"/><text:span text:style-name="T444">Going to bed, Eugene couldn’t help shake the thought that Calypso was out so late. What if something had happened to her? He knew she could carry herself, but the what ifs were mounting. </text:span><text:span text:style-name="T445">Here they were in a city they barely knew on a moon they didn’t know at all, what would become of them?</text:span></text:p>
      <text:p text:style-name="P61"><text:s text:c="5"/><text:span text:style-name="T446">Looking out the window, Eugene watched as a train went past. He wasn’t aware trains ran that late. Something to investigate in the morning maybe. There were a lot of things he wasn’t aware of in this new city. </text:span><text:span text:style-name="T447">Luckily they didn’t have a curfew in place. </text:span><text:span text:style-name="T448">Crime seemed to be on the low, which was a good thing.</text:span></text:p>
      <text:p text:style-name="P61"><text:s text:c="5"/><text:span text:style-name="T449">Staring at the ceiling, Eugene wondered what the next day would bring. Would Calypso return home late after another day of job hunting? He just wasn’t sure, and what if she did? What of it then?</text:span></text:p>
      <text:p text:style-name="P61"><text:s text:c="5"/><text:span text:style-name="T449">Tossing back and forth, Eugene tried to get some sleep. </text:span><text:span text:style-name="T450">Sleep wouldn’t come easily for him that night though, it would tease him and make him wish he could fall asleep but it wouldn’t come for him.</text:span></text:p>
      <text:p text:style-name="P61"><text:s text:c="5"/><text:span text:style-name="T450">Eugene thought about all of the different ways he could advance his career. Being a train driver was </text:span><text:soft-page-break/><text:span text:style-name="T450">one thing, but climbing up the corporate ladder was something completely different. Something he wanted to do in the long run. </text:span><text:span text:style-name="T451">No one wanted to be a train driver for the rest of their lives.</text:span></text:p>
      <text:p text:style-name="P61"><text:s text:c="5"/><text:span text:style-name="T452">Looking over at Calypso, Eugene smiled. She was perfect.</text:span></text:p>
      <text:p text:style-name="P61"/>
      <text:p text:style-name="P62">Chapter Thirty-Three</text:p>
      <text:p text:style-name="P62"/>
      <text:p text:style-name="P62"><text:s text:c="5"/><text:span text:style-name="T453">The next morning by the time Eugene woke up Calypso was gone. She had left a note for him upon waking.</text:span></text:p>
      <text:p text:style-name="P62"/>
      <text:p text:style-name="P63">E,</text:p>
      <text:p text:style-name="P63"/>
      <text:p text:style-name="P63"><text:s text:c="5"/>Ran into town to go window shopping, will be back later.</text:p>
      <text:p text:style-name="P63"/>
      <text:p text:style-name="P63">C</text:p>
      <text:p text:style-name="P63"/>
      <text:p text:style-name="P63"><text:s text:c="5"/>Eugene smiled at the thought. Window shopping never really was shopping with ones eyes. It all had to do with looking and then resisting to touch the merchandise. Finally if you still had the resolve, you would walk out of the store without purchasing anything.</text:p>
      <text:p text:style-name="P63"><text:s text:c="5"/><text:span text:style-name="T454">He wished he had known about her intentions to window shop, he would have gone into town with her. Oh well, Eugene had the day off and he was planning on spending it wisely by doing nothing.</text:span></text:p>
      <text:p text:style-name="P63"><text:s text:c="5"/><text:span text:style-name="T455">Looking around the apartment, Eugene decided to do some light cleaning. </text:span><text:span text:style-name="T456">Calypso wouldn’t mind he figured, who ever minded someone cleaning house?</text:span></text:p>
      <text:p text:style-name="P63"><text:s text:c="5"/><text:span text:style-name="T456">Starting on the dishes, Eugene whistled to himself. He didn’t mind doing dishes, it wasn’t everyone’s cup </text:span><text:soft-page-break/><text:span text:style-name="T456">of tea but he didn’t mind it at all. It was nice to be able to keep up on something </text:span><text:span text:style-name="T457">he had control over. </text:span><text:span text:style-name="T458">Control wasn’t everything, but it was nice to be able to have control over some things in life.</text:span></text:p>
      <text:p text:style-name="P63"><text:s text:c="5"/><text:span text:style-name="T459">Walking out of the house, Eugene took the train downtown.</text:span></text:p>
      <text:p text:style-name="P63"><text:s text:c="5"/><text:span text:style-name="T460">Getting off at a stop where there were a bunch of stores, Eugene looked around. He could window shop with the best of them if allowed to.</text:span></text:p>
      <text:p text:style-name="P63"><text:s text:c="5"/><text:span text:style-name="T461">Walking past a store front, Eugene stopped to take a look. It was a pet shop. The last thing he needed was an animal to take care of. But the dogs were cute. Walking inside, he walked over to where the puppies were and smiled at them.</text:span></text:p>
      <text:p text:style-name="P63"><text:s text:c="5"/>“<text:span text:style-name="T461">Hello fellas.” Eugene said. He watched as they wagged their tails at him.</text:span></text:p>
      <text:p text:style-name="P63"><text:s text:c="5"/><text:span text:style-name="T462">Petting the dogs, Eugene watched as they licked his hands. He laughed at the thought. Oh Calypso would kill him if he brought home a pet. He was tempted though.</text:span></text:p>
      <text:p text:style-name="P63"><text:s text:c="5"/>“<text:span text:style-name="T463">See one you like?” A woman approached Eugene asked.</text:span></text:p>
      <text:p text:style-name="P63"><text:s text:c="5"/><text:span text:style-name="T463">Eugene turned to see a sales woman standing there. “Oh I’m just visiting.” He said, “My girlfriend would kill me.”</text:span></text:p>
      <text:p text:style-name="P63"><text:s text:c="5"/>“<text:span text:style-name="T463">That’s a shame.” She put a hand on Eugene’s arm. “Well if you change your mind, I’ll be over here.” She gestured towards a counter.</text:span></text:p>
      <text:p text:style-name="P63"><text:s text:c="5"/><text:span text:style-name="T463">Eugene nodded. “Thank you.” He said </text:span><text:span text:style-name="T464">and watched as she walked away.</text:span></text:p>
      <text:p text:style-name="P63"><text:s text:c="5"/><text:span text:style-name="T465">Taking one last look at the dogs, Eugene exited the store and continued walking down the street. He wondered where Calypso would be. </text:span><text:span text:style-name="T466">He wondered if he could even find her out of all of the stores in town. He doubted it.</text:span></text:p>
      <text:p text:style-name="P63"><text:soft-page-break/><text:s text:c="5"/><text:span text:style-name="T466">Eugene stopped at another store, it was a bakery. </text:span><text:span text:style-name="T467">Stepping inside he was greeted by the store’s owner.</text:span></text:p>
      <text:p text:style-name="P63"><text:s text:c="5"/>“<text:span text:style-name="T467">Welcome, what can I do for you?” The owner asked.</text:span></text:p>
      <text:p text:style-name="P63"><text:s text:c="5"/><text:span text:style-name="T467">Eugene smiled. “Do you have any free samples by chance?”</text:span></text:p>
      <text:p text:style-name="P63"><text:s text:c="5"/><text:span text:style-name="T467">The owner smiled back. “Of course I do young man, come in come in.” She said. </text:span><text:span text:style-name="T468">Walking behind a counter, she picked up a tray that had all sorts of samples on it. Mostly bread, a few brownies tossed in the mix.</text:span></text:p>
      <text:p text:style-name="P63"><text:s text:c="5"/><text:span text:style-name="T468">Picking up a piece of bread, Eugene began to butter it. He took a bite, it tasted like heaven. He wanted more. “I’ll take a loaf of this one.” He said.</text:span></text:p>
      <text:p text:style-name="P63"><text:s text:c="5"/><text:span text:style-name="T468">The woman smiled. “That’s our most requested item.” She said. Packaging up a loaf of bread, she handed it to Eugene. “That will be eight credits.”</text:span></text:p>
      <text:p text:style-name="P63"><text:s text:c="5"/><text:span text:style-name="T468">Handing over money, Eugene smiled. “Thank you again.” He said as he walked out the door.</text:span></text:p>
      <text:p text:style-name="P63"><text:s text:c="5"/><text:span text:style-name="T469">Walking back up the street to the train station, Eugene was done walking around. He wanted to be home. Boarding the train, he sat down on a seat and looked around.</text:span></text:p>
      <text:p text:style-name="P63"><text:s text:c="5"/><text:span text:style-name="T469">The train was mostly empty, a few people were on it but it wasn’t full to capacity.</text:span></text:p>
      <text:p text:style-name="P63"><text:s text:c="5"/><text:span text:style-name="T471">Eugene sat and watched the different people going about their day. He was happy to have bread. He wondered where everyone was headed. If they were headed home, or to other shopping districts he couldn’t tell. But he wondered.</text:span></text:p>
      <text:p text:style-name="P63"><text:s text:c="5"/><text:span text:style-name="T472">It was a nice day out. The sun was shining brightly. It was warm for a December day. Of course the sun wasn’t real, neither was the weather. It was all made up and fixed at certain temperatures so people wouldn’t freeze.</text:span></text:p>
      <text:p text:style-name="P63"><text:soft-page-break/><text:s text:c="5"/><text:span text:style-name="T473">Eugene had to keep reminding himself that everything was fabricated. He lived on a moon. That was it. A moon in orbit of a planet. Eugene wondered what would happen if the fabrication was turned off. Would life continue to exist? He didn’t know. </text:span><text:span text:style-name="T474">He wasn’t sure he wanted to know. Putting his own life in danger would be a bad thing. That was certain.</text:span></text:p>
      <text:p text:style-name="P63"><text:s text:c="5"/><text:span text:style-name="T474">Looking around, he saw a couple in the corner making out. Ah young love. When you didn’t care who saw you. Those were the days. Eugene smiled at the thought. </text:span><text:span text:style-name="T475">He was experiencing such an event himself.</text:span></text:p>
      <text:p text:style-name="P63"><text:s text:c="5"/><text:span text:style-name="T476">Calypso was the best thing to ever happen to Eugene, he thought. She was the best woman to ever walk into his life. They had been partners for the longest of times, over ten years. He always did have a crush on her. He never knew she felt the same way until they were both tossed out of the program and sent on their way.</text:span></text:p>
      <text:p text:style-name="P63"><text:s text:c="5"/><text:span text:style-name="T476">Eugene looked outside and watched the buildings passing by. They were blocking the view of the sun now. It really was a nice day.</text:span></text:p>
      <text:p text:style-name="P63"><text:s text:c="5"/><text:span text:style-name="T470">That’s when he noticed it, a package roughly the size of a football sitting on the seat across from him. Picking up the package, Eugene could tell he shouldn’t have touched it. Something was wrong. It began ticking.</text:span></text:p>
      <text:p text:style-name="P63"><text:s text:c="5"/><text:span text:style-name="T470">Looking around, he wondered if anyone noticed. They had.</text:span></text:p>
      <text:p text:style-name="P63"><text:s text:c="5"/>“<text:span text:style-name="T470">Yo man, what is that?” A passenger asked.</text:span></text:p>
      <text:p text:style-name="P63"><text:s text:c="5"/><text:span text:style-name="T470">Eugene shrugged. “Don’t know, but it’s ticking.” He said. </text:span><text:span text:style-name="T476">Perhaps it was a clock? Yeah that would be a good thing, a clock.</text:span></text:p>
      <text:p text:style-name="P63"><text:s text:c="5"/><text:span text:style-name="T470">Carefully peeling back the wrapping, Eugene saw his worst fear, it was a bomb.</text:span></text:p>
      <text:p text:style-name="P63"><text:soft-page-break/></text:p>
      <text:p text:style-name="P64">Chapter Thirty-Four</text:p>
      <text:p text:style-name="P64"/>
      <text:p text:style-name="P64"><text:s text:c="5"/>Eugene tried not to panic as the passenger next to him was freaking out.</text:p>
      <text:p text:style-name="P64"><text:s text:c="5"/>“Yo man, seriously?” He asked.</text:p>
      <text:p text:style-name="P64"><text:s text:c="5"/>Eugene nodded. “Yes apparently it’s a bomb.”</text:p>
      <text:p text:style-name="P64"><text:s text:c="5"/>“That’s not cool!” The man said as he stood up. Everyone had their eyes on Eugene. The man walked passed Eugene and to the other side of the train. “We all gonna die up in here!” He yelled.</text:p>
      <text:p text:style-name="P64"><text:s text:c="5"/>Eugene shook his head. “Not if I can figure this out.” He said. “I just need to focus.”</text:p>
      <text:p text:style-name="P64"><text:s text:c="5"/>“The man says he needs to focus.” The man said. “Everyone be quiet.”</text:p>
      <text:p text:style-name="P64"><text:s text:c="5"/>Eugene looked to the man. “Thank you, what’s your name?”</text:p>
      <text:p text:style-name="P64"><text:s text:c="5"/>“Russell.” The man said. “Name’s Russell.”</text:p>
      <text:p text:style-name="P64"><text:s text:c="5"/>“Well Russell, it’s nice to meet you. I’m Eugene.” Eugene said. “We have to figure out how to disarm this bomb.”</text:p>
      <text:p text:style-name="P64"><text:s text:c="5"/>Eugene looked at the different colored wires. <text:span text:style-name="T477">He wasn’t sure which wire did what and didn’t really want to find out the wrong wire. It could blow up in his face and that was the last thing he needed right now.</text:span></text:p>
      <text:p text:style-name="P64"><text:s text:c="5"/><text:span text:style-name="T477">Russell sat down on a seat and frowned. “Alright man, what do we need to do?”</text:span></text:p>
      <text:p text:style-name="P64"><text:s text:c="5"/><text:span text:style-name="T478">Eugene shook his head. “I don’t know exactly. But we need to figure out which wire to cut. Do you have a knife?”</text:span></text:p>
      <text:p text:style-name="P64"><text:s text:c="5"/><text:span text:style-name="T478">Russell nodded. “Yeah man, here you go.” He handed Eugene a knife.</text:span></text:p>
      <text:p text:style-name="P64"><text:s text:c="5"/>“<text:span text:style-name="T479">I watched a movie once, where the man avoided the red white and blue wires.” Eugene said. “This </text:span><text:soft-page-break/><text:span text:style-name="T479">bomb has red white and blue wires, I think I can avoid those.”</text:span></text:p>
      <text:p text:style-name="P64"><text:s text:c="5"/>“<text:span text:style-name="T479">That was a movie tho man.” Russell said.</text:span></text:p>
      <text:p text:style-name="P64"><text:s text:c="5"/><text:span text:style-name="T480">Eugene nodded. “I know.” He said. </text:span><text:span text:style-name="T481">Pulling gently on the yellow wire, Eugene took the knife and cut it.</text:span></text:p>
      <text:p text:style-name="P64"><text:s text:c="5"/><text:span text:style-name="T481">The ticking increased in speed.</text:span></text:p>
      <text:p text:style-name="P64"><text:s text:c="5"/>“<text:span text:style-name="T482">Crap.” Eugene said. “Wrong wire.” He groaned. “There’s black and red, white and blue.” He grunted.</text:span></text:p>
      <text:p text:style-name="P64"><text:s text:c="5"/><text:span text:style-name="T482">Russell nodded. “Go with the black one.” He said.</text:span></text:p>
      <text:p text:style-name="P64"><text:s text:c="5"/><text:span text:style-name="T482">Eugene cut the black wire. The bomb stopped ticking.</text:span></text:p>
      <text:p text:style-name="P64"><text:s text:c="5"/><text:span text:style-name="T483">Taking a deep breath, Eugene exhaled. “I think we got it.” He said.</text:span></text:p>
      <text:p text:style-name="P64"><text:s text:c="5"/><text:span text:style-name="T483">Russell smiled. “Yes!” He exclaimed.</text:span></text:p>
      <text:p text:style-name="P64"><text:s text:c="5"/><text:span text:style-name="T483">Eugene began dismantling the bomb. “</text:span><text:span text:style-name="T484">Interesting,” He said. “It reminds me of something I ran into years ago on the job.”</text:span></text:p>
      <text:p text:style-name="P64"><text:s text:c="5"/>“<text:span text:style-name="T484">The job?” Russell asked. “What job?”</text:span></text:p>
      <text:p text:style-name="P64"><text:s text:c="5"/>“<text:span text:style-name="T484">Working for the capitol.” Eugene said.</text:span></text:p>
      <text:p text:style-name="P64"><text:s text:c="5"/><text:span text:style-name="T485">Russell backed up in his seat. “The capitol? You used to work for them?”</text:span></text:p>
      <text:p text:style-name="P64"><text:s text:c="5"/><text:span text:style-name="T485">Eugene nodded. “Yeah, ‘til they kicked me out.”</text:span></text:p>
      <text:p text:style-name="P64"><text:s text:c="5"/>“<text:span text:style-name="T485">Wow man, good thing you were on this train and knew how to disarm a bomb.” Russell said.</text:span></text:p>
      <text:p text:style-name="P64"><text:s text:c="5"/><text:span text:style-name="T485">Eugene didn’t have the heart to tell the man that he didn’t really know how to disarm a bomb, he had to guess and guessing was better than being blown up.</text:span></text:p>
      <text:p text:style-name="P64"><text:s text:c="5"/>“<text:span text:style-name="T486">This bomb is complicated.” Eugene said. “I wonder why someone would want to blow up a train.”</text:span></text:p>
      <text:p text:style-name="P64"><text:s text:c="5"/>“<text:span text:style-name="T486">Haven’t you been paying attention to the news?” Russell asked. “People have been boycotting the train ever since the incident.”</text:span></text:p>
      <text:p text:style-name="P64"><text:s text:c="5"/>“<text:span text:style-name="T486">What incident?”</text:span></text:p>
      <text:p text:style-name="P64"><text:soft-page-break/><text:s text:c="5"/>“<text:span text:style-name="T486">A man was killed on the tracks.” Russell said. “Some wonder how he got out there, some say he walked, others said he jumped out the window of a moving train. Either way he got hit.”</text:span></text:p>
      <text:p text:style-name="P64"><text:s text:c="5"/><text:span text:style-name="T486">Eugene froze. No wonder there weren’t many people on the train. </text:span><text:span text:style-name="T487">With a boycott in place, there wouldn’t be that many people at all. It made sense.</text:span></text:p>
      <text:p text:style-name="P64"><text:s text:c="5"/>“<text:span text:style-name="T487">When did this take place?” Eugene asked.</text:span></text:p>
      <text:p text:style-name="P64"><text:s text:c="5"/><text:span text:style-name="T487">Russell shrugged his shoulders. “Two weeks ago maybe?”</text:span></text:p>
      <text:p text:style-name="P64"><text:s text:c="5"/><text:span text:style-name="T488">Eugene nodded. “Thanks for the info.” He said.</text:span></text:p>
      <text:p text:style-name="P64"><text:s text:c="5"/>“<text:span text:style-name="T489">Sure man, whatever.” Russell said. “Here’s my contact information if you need to reach out.” He handed Eugene a card.</text:span></text:p>
      <text:p text:style-name="P64"><text:s text:c="5"/><text:span text:style-name="T489">Eugene pocketed the card and looked back at the bomb. What was he going to do with it? Call the police? Maybe that would be the best option.</text:span></text:p>
      <text:p text:style-name="P64"><text:s text:c="5"/><text:span text:style-name="T490">As the train stopped at Eugene’s stop, he got off. Stepping off the train, Eugene was met by two police officers.</text:span></text:p>
      <text:p text:style-name="P64"><text:s text:c="5"/>“<text:span text:style-name="T490">Eugene?” One of the officers said.</text:span></text:p>
      <text:p text:style-name="P64"><text:s text:c="5"/><text:span text:style-name="T490">Eugene nodded, bomb in hand. “Here you are officer. How did you know where to find me?”</text:span></text:p>
      <text:p text:style-name="P64"><text:s text:c="5"/><text:span text:style-name="T490">The officer smiled “Cameras on the train picked you up. That was a brave thing you did sir.”</text:span></text:p>
      <text:p text:style-name="P64"><text:s text:c="5"/><text:span text:style-name="T490">Eugene nodded. “I see, well it wasn’t much. Just had to figure out the right wire.” He said.</text:span></text:p>
      <text:p text:style-name="P64"><text:s text:c="5"/>“<text:span text:style-name="T491">Yes well, <text:s/>you did a good job.” The officer said. “Who knows how long you had before this thing blew up.”</text:span></text:p>
      <text:p text:style-name="P64"><text:s text:c="5"/><text:span text:style-name="T491">Eugene nodded. “I know right?”</text:span></text:p>
      <text:p text:style-name="P64"><text:s text:c="5"/><text:span text:style-name="T491">Watching the two officers walk away with the bomb, Eugene watched in horror as the bomb went off killing them instantly.</text:span></text:p>
      <text:p text:style-name="P64"><text:soft-page-break/><text:s text:c="5"/><text:span text:style-name="T491">Eugene tried to run up to them but the flames were too high. He couldn’t do anything about it. They were dead. He would have to wait for the fire department to arrive to clean up the mess.</text:span></text:p>
      <text:p text:style-name="P64"><text:s text:c="5"/><text:span text:style-name="T491">What a shame, Eugene thought. Two lives wasted just like that. </text:span><text:span text:style-name="T492">Walking away, Eugene watched as fire crews showed up to take care of the bodies.</text:span></text:p>
      <text:p text:style-name="P64"><text:s text:c="5"/>“<text:span text:style-name="T492">You did this.” A man said walking past Eugene.</text:span></text:p>
      <text:p text:style-name="P64"><text:s text:c="5"/><text:span text:style-name="T492">Eugene stopped the man and looked at him. “Did what?”</text:span></text:p>
      <text:p text:style-name="P64"><text:s text:c="5"/><text:span text:style-name="T492">The man smiled. “You killed those people. With that bomb.”</text:span></text:p>
      <text:p text:style-name="P64"><text:s text:c="5"/><text:span text:style-name="T492">Eugene shook his head. “No I didn’t, I don’t know who you are but I didn’t do a damn thing to those men. The bomb went off after I disarmed it.”</text:span></text:p>
      <text:p text:style-name="P64"><text:s text:c="5"/><text:span text:style-name="T492">The man laughed. “Disarmed it? Is that what you think you did? It was meant to stay on that train.”</text:span></text:p>
      <text:p text:style-name="P64"><text:s text:c="5"/><text:span text:style-name="T492">The man disappeared into a crowd of people. Eugene couldn’t track him down.</text:span></text:p>
      <text:p text:style-name="P64"><text:s text:c="5"/><text:span text:style-name="T492">Arriving home, Eugene put the bread on the counter and turned on the television. There was a news broadcast about the bombing. He flipped the channel just to see another news broadcast about the bombing. It would be a slow night for sure. He wasn’t about to get that bombing out of his head.</text:span></text:p>
      <text:p text:style-name="P64"><text:s text:c="5"/><text:span text:style-name="T492">Calypso came home a few hours later. She carried in a few bags and set them on the counter. Seeing the bread she smiled. “Mmmm freshly baked bread, my favorite!”</text:span></text:p>
      <text:p text:style-name="P64"><text:s text:c="5"/><text:span text:style-name="T492">Eugene looked over towards her. “Yeah, I picked some up.” He said.</text:span></text:p>
      <text:p text:style-name="P64"><text:s text:c="5"/><text:span text:style-name="T492">Sitting on the couch, Calypso and Eugene watched the news. He filled her in on his day, she was devastated.</text:span></text:p>
      <text:p text:style-name="P64"><text:soft-page-break/><text:s text:c="5"/>“<text:span text:style-name="T492">What if you had been driving that train and no one saw the bomb? What then?”</text:span></text:p>
      <text:p text:style-name="P64"><text:s text:c="5"/><text:span text:style-name="T492">Eugene shook his head. He didn’t know or have an answer for her.</text:span></text:p>
      <text:p text:style-name="P64"/>
      <text:p text:style-name="P65">Chapter Thirty-Five</text:p>
      <text:p text:style-name="P65"/>
      <text:p text:style-name="P65"><text:s text:c="5"/><text:span text:style-name="T493">Eugene slept. It wasn’t a sound sleep but it was sleep. He dreamed, in his dreams he had nightmares. Terrible nightmares that no one should ever have.</text:span></text:p>
      <text:p text:style-name="P65"><text:s text:c="5"/><text:span text:style-name="T493">Eugene walked along an empty street. There were lights overhead. He was listening to music. </text:span><text:span text:style-name="T494">It wasn’t anything hip or new according to the kids these days, it was something a bit older. So much older that he wondered if anyone even knew who the composer was. Usually people didn’t know when Eugene asked about him, but that was how it was.</text:span></text:p>
      <text:p text:style-name="P65"><text:s text:c="5"/><text:span text:style-name="T494">The music flooded Eugene’s mind as he walked. </text:span><text:span text:style-name="T495">It wasn’t calming music, it was drastic loud music. Something long forgotten that once used to be considered a classic.</text:span></text:p>
      <text:p text:style-name="P65"><text:s text:c="5"/><text:span text:style-name="T495">That’s when the monsters came out after him. Eugene tried to run, but they caught up with him. The monsters was the name of a gang.</text:span></text:p>
      <text:p text:style-name="P65"><text:s text:c="5"/><text:span text:style-name="T495">Eugene looked at the monsters as they circled around him.</text:span></text:p>
      <text:p text:style-name="P65"><text:s text:c="5"/>“<text:span text:style-name="T495">Look what the storm brought out boys.” The leader of the gang said. “A bookworm.”</text:span></text:p>
      <text:p text:style-name="P65"><text:s text:c="5"/><text:span text:style-name="T495">Eugene looked at the leader and then to his followers. He couldn’t help but wonder what it was they wanted.</text:span></text:p>
      <text:p text:style-name="P65"><text:s text:c="5"/>“<text:span text:style-name="T496">I like to read, so what.” Eugene said.</text:span></text:p>
      <text:p text:style-name="P65"><text:s text:c="5"/>“<text:span text:style-name="T496">Oh you like to read.” The leader copied. “Is that what you like to call it?”</text:span></text:p>
      <text:p text:style-name="P65"><text:s text:c="5"/>“<text:span text:style-name="T496">What do you want man?”</text:span></text:p>
      <text:p text:style-name="P65"><text:soft-page-break/><text:s text:c="5"/><text:span text:style-name="T496">The leader circled around Eugene for a moment and then put his hands on Eugene’s shoulders. “I want you to die.” He said.</text:span></text:p>
      <text:p text:style-name="P65"><text:s text:c="5"/><text:span text:style-name="T496">Eugene shook his head. “Nope sorry that’s not going to happen.” He said, “Try someone else pal.”</text:span></text:p>
      <text:p text:style-name="P65"><text:s text:c="5"/><text:span text:style-name="T496">The leader tightened his grip on Eugene’s shoulders. “Listen, pal, it’s not going to be that easy for you.” He said, “I want you to die a painful death. Something slow.”</text:span></text:p>
      <text:p text:style-name="P65"><text:s text:c="5"/><text:span text:style-name="T496">Eugene shook his head again. “Look pal, I’m sorry but that’s just not going to happen.”</text:span></text:p>
      <text:p text:style-name="P65"><text:s text:c="5"/><text:span text:style-name="T497">Breaking free of the leader’s grip, Eugene began walking again. His walking turned into a run as he tried to get away from the gang. They pursued him. Soon they were on motorcycles circling Eugene again.</text:span></text:p>
      <text:p text:style-name="P65"><text:s text:c="5"/>“<text:span text:style-name="T497">I don’t think you understand the gravity of your situation man.” The leader said. “You don’t have a choice in this matter. You are going to die whether you like it or not!”</text:span></text:p>
      <text:p text:style-name="P65"><text:s text:c="5"/><text:span text:style-name="T497">Eugene froze in place. The music continued to play in his head. “And I told you no, that’s not going to happen.” Eugene said back in confidence. “So you and your group can just go on their merry little way.”</text:span></text:p>
      <text:p text:style-name="P65"><text:s text:c="5"/><text:span text:style-name="T497">The gang leader chuckled. Slapping his fist into his hand, he made a smacking noise. “Oh we’re going to fight.”</text:span></text:p>
      <text:p text:style-name="P65"><text:s text:c="5"/><text:span text:style-name="T497">Eugene backed up until he was against one of the bikes. “Look, I don’t want any trouble.” He said. “I just want to get home.”</text:span></text:p>
      <text:p text:style-name="P65"><text:s text:c="5"/>“<text:span text:style-name="T497">We’ll send you home.” The leader said. “Packing as it were.” Taking a baseball bat, he aimed it at Eugene’s head.</text:span></text:p>
      <text:p text:style-name="P65"><text:s text:c="5"/><text:span text:style-name="T497">SLAM, the bat hit against Eugene’s skull. Eugene fell to the ground in agonizing pain. He couldn’t </text:span><text:soft-page-break/><text:span text:style-name="T497">believe the amount of pain he was feeling. It was like nothing he had ever felt before in his life. </text:span><text:span text:style-name="T498">Putting his hands up to his head, Eugene tried to steady himself. The blood gushing out of his head was crazy. Looking up, he saw the leader swing the bat again.</text:span></text:p>
      <text:p text:style-name="P65"><text:s text:c="5"/><text:span text:style-name="T498">This time the bat struck Eugene in his lower back. CRACK, he could hear his spine breaking. Immobilized, Eugene looked up at the leader. “Why?” He asked.</text:span></text:p>
      <text:p text:style-name="P65"><text:s text:c="5"/><text:span text:style-name="T498">The leader smiled. “Why? Because you were around.” He said.</text:span></text:p>
      <text:p text:style-name="P65"><text:s text:c="5"/><text:span text:style-name="T498">The leader kept hitting Eugene with the baseball bat. Left and right he kept hitting over and over again. Eugene cried out. “No! Please!” But it didn’t help any. The leader kept hitting him.</text:span></text:p>
      <text:p text:style-name="P65"><text:s text:c="5"/><text:span text:style-name="T498">After he felt Eugene had had enough, the leader stopped swinging. “There we go man. Now you’ve listened.” He said dropping the bat at Eugene’s head. “Now you can do whatever you want.”</text:span></text:p>
      <text:p text:style-name="P65"><text:s text:c="5"/><text:span text:style-name="T498">Eugene cried out for help. No one would hear him though, the street was empty. The gang had vanished as quickly as they had appeared.</text:span></text:p>
      <text:p text:style-name="P65"><text:s text:c="5"/><text:span text:style-name="T498">Eugene tried to move, his legs wouldn’t move at all. His arms would be his only way of pulling himself around.</text:span></text:p>
      <text:p text:style-name="P65"><text:s text:c="5"/>“<text:span text:style-name="T498">Calypso!” Eugene cried out. “Calypso where are you?” There was no answer.</text:span></text:p>
      <text:p text:style-name="P65"><text:s text:c="5"/><text:span text:style-name="T498">Eugene woke up in a sweaty mess. His legs were hurting as he came to. Sitting up, Eugene grabbed his pillow and hugged it tightly rocking himself. It was just a dream, he thought. Just a dream. Whew, what a terrible nightmare that was.</text:span></text:p>
      <text:p text:style-name="P65"><text:s text:c="5"/><text:span text:style-name="T498">Climbing out of bed, Eugene walked into the kitchen and grabbed a glass of water. Drinking the water, he wiped his forehead of all the sweat that had </text:span><text:soft-page-break/><text:span text:style-name="T498">gathered. Eugene was still breathing hard. He couldn’t believe he had a nightmare like that. Talk about crazy. He wondered who the gang was, never heard of anyone calling themselves Monsters before. It was just something unusual about the name that stayed with him.</text:span></text:p>
      <text:p text:style-name="P65"><text:s text:c="5"/><text:span text:style-name="T498">Eugene wondered why he had such a terrible dream to begin with. It didn’t make any sense. Remembering back to the leader of the gang, he recognized the face. It was the man from the train station who had told him he messed up his plans. That’s where he had seen him before.</text:span></text:p>
      <text:p text:style-name="P65"><text:s text:c="5"/><text:span text:style-name="T498">Eugene thought about it for a moment and sighed. It was only a dream though. He was afraid of the man for some reason. Something about the man terrified Eugene. He should have told the police about the man, but he didn’t. Now he was dealing with him in his dreams.</text:span></text:p>
      <text:p text:style-name="P65"><text:s text:c="5"/><text:span text:style-name="T498">Looking out the window, Eugene watched as a train passed by and exploded. He ducked and hit the floor as quickly as he could.</text:span></text:p>
      <text:p text:style-name="P65"><text:s text:c="5"/><text:span text:style-name="T498">Another bombing.</text:span></text:p>
      <text:p text:style-name="P65"/>
      <text:p text:style-name="P66">Chapter Thirty-Six</text:p>
      <text:p text:style-name="P66"/>
      <text:p text:style-name="P66"><text:s text:c="5"/><text:span text:style-name="T499">Standing up from the floor, Eugene ran to the bedroom where Calypso was laying in bed still. She was safe and well from harm. </text:span><text:span text:style-name="T500">Eugene wondered how she could sleep through all of that.</text:span></text:p>
      <text:p text:style-name="P66"><text:s text:c="5"/><text:span text:style-name="T500">Picking up a communications device he contacted the police department and gave them a report.</text:span></text:p>
      <text:p text:style-name="P66"><text:s text:c="5"/><text:span text:style-name="T501">The police were over to their apartment in no time at all. Walking in the front door, the police officer looked at Eugene who was still shaken by the disaster.</text:span></text:p>
      <text:p text:style-name="P66"><text:soft-page-break/><text:s text:c="5"/>“<text:span text:style-name="T501">I’m Officer Hobbs” the man said, “I have a few questions to ask you.”</text:span></text:p>
      <text:p text:style-name="P66"><text:s text:c="5"/><text:span text:style-name="T501">Eugene nodded. “I understand. Please come in and have a seat.” He showed the officer to the living room.</text:span></text:p>
      <text:p text:style-name="P66"><text:s text:c="5"/><text:span text:style-name="T502">Sitting down, Officer Hobbs looked around. “So this is where you saw the train explode?” He asked.</text:span></text:p>
      <text:p text:style-name="P66"><text:s text:c="5"/><text:span text:style-name="T502">Eugene nodded. “Yes.” He said, “I was standing right there.” He pointed to the floor. “</text:span><text:span text:style-name="T503">The train exploded and I jumped to the floor. It was a terrifying experience.”</text:span></text:p>
      <text:p text:style-name="P66"><text:s text:c="5"/><text:span text:style-name="T503">Officer Hobbs wrote down some notes. “I can understand how difficult this must be for you.” He said. “Working for the train company and all.”</text:span></text:p>
      <text:p text:style-name="P66"><text:s text:c="5"/><text:span text:style-name="T503">Eugene frowned. He knew where the officer was going with this and didn’t like it. It was the same tactic he had used on several occasions trying to get information out of someone.</text:span></text:p>
      <text:p text:style-name="P66"><text:s text:c="5"/>“<text:span text:style-name="T503">I’m going to stop you right there.” Eugene said. “I had nothing to do with this crime.”</text:span></text:p>
      <text:p text:style-name="P66"><text:s text:c="5"/>“<text:span text:style-name="T503">You were at the scene of another bombing.” Officer Hobbs said. “You’re certainly no stranger to them.”</text:span></text:p>
      <text:p text:style-name="P66"><text:s text:c="5"/><text:span text:style-name="T503">Eugene continued to frown. “That was purely a coincidence.” He said. “I was riding the train home when there was a bomb sitting on the seat in front of me. I had to disarm it. You don’t know what it was like.”</text:span></text:p>
      <text:p text:style-name="P66"><text:s text:c="5"/>“<text:span text:style-name="T503">Interesting how you were able to disarm the bomb without it going off, and you allowed this one to go off.” Officer Hobbs said. “Weren’t enough people on the train the first time around?”</text:span></text:p>
      <text:p text:style-name="P66"><text:s text:c="5"/>“<text:span text:style-name="T503">I didn’t kill those people.” Eugene said.</text:span></text:p>
      <text:p text:style-name="P66"><text:s text:c="5"/>“<text:span text:style-name="T503">Who said there were people involved in this bombing?” Hobbs asked.</text:span></text:p>
      <text:p text:style-name="P66"><text:soft-page-break/><text:s text:c="5"/><text:span text:style-name="T503">Eugene put his head in his hands. “I just assumed there would be people on the train.” He said. “Were there not anyone aboard?”</text:span></text:p>
      <text:p text:style-name="P66"><text:s text:c="5"/><text:span text:style-name="T503">Officer Hobbs continued to make notes. “Oh there were people board, does that make you pleased?”</text:span></text:p>
      <text:p text:style-name="P66"><text:s text:c="5"/><text:span text:style-name="T503">Looking up from his hands Eugene shook his head. “No of course it doesn’t make me pleased! What kind of question is that?”</text:span></text:p>
      <text:p text:style-name="P66"><text:s text:c="5"/>“<text:span text:style-name="T503">Just making an observation.” Officer Hobbs said. </text:span><text:span text:style-name="T504">Standing up, he proceeded to put handcuffs on Eugene. “We’d better take this downtown.” He said.</text:span></text:p>
      <text:p text:style-name="P66"><text:s text:c="5"/>“<text:span text:style-name="T504">Am I under arrest?” Eugene asked in disbelief.</text:span></text:p>
      <text:p text:style-name="P66"><text:s text:c="5"/><text:span text:style-name="T504">The man nodded. “I’m afraid so.”</text:span></text:p>
      <text:p text:style-name="P66"><text:s text:c="5"/><text:span text:style-name="T504">Walking out of their bedroom, Calypso looked at Eugene and the officer. “What’s going on babe?” She asked.</text:span></text:p>
      <text:p text:style-name="P66"><text:s text:c="5"/>“<text:span text:style-name="T504">Ma’am, if you’ll come with me too.” Officer Hobbs said. “I don’t know how long we’ll be.” He proceeded to place her in handcuffs as well.</text:span></text:p>
      <text:p text:style-name="P66"><text:s text:c="5"/>“<text:span text:style-name="T504">This is absurd!” Eugene said.</text:span></text:p>
      <text:p text:style-name="P66"><text:s text:c="5"/><text:span text:style-name="T504">Officer Hobbs shrugged. “Just doing my duty sir. If you did have something to do with this bombing, I want to have all of my bases covered.”</text:span></text:p>
      <text:p text:style-name="P66"><text:s text:c="5"/><text:span text:style-name="T504">Eugene sighed. “I’ve told you, I had nothing to do with the bombings.” He said, “Why won’t you believe me?”</text:span></text:p>
      <text:p text:style-name="P66"><text:s text:c="5"/><text:span text:style-name="T504">Officer Hobbs shook his head. “I don’t know sir, I just have a gut feeling that you’re the guy. I have to follow my gut on this one.”</text:span></text:p>
      <text:p text:style-name="P66"><text:s text:c="5"/><text:span text:style-name="T504">As they exited the apartment, Eugene let go a deep sigh. This day was not going well for him.</text:span></text:p>
      <text:p text:style-name="P66"><text:s text:c="5"/><text:span text:style-name="T505">Stepping outside, Eugene watched as neighbors looked on as he was loaded into a patrol car along with his girlfriend Calypso. They were suspect number one.</text:span></text:p>
      <text:p text:style-name="P66"><text:soft-page-break/><text:s text:c="5"/>“<text:span text:style-name="T505">It will be okay.” Eugene said. “We didn’t do anything wrong.”</text:span></text:p>
      <text:p text:style-name="P66"><text:s text:c="5"/><text:span text:style-name="T505">Officer Hobbs smiled. “That’s right, keep telling yourself that Eugene.” He said, “The truth will come out eventually and when that day comes, we’ll all have things covered and squared away.” They drove off to the station.</text:span></text:p>
      <text:p text:style-name="P66"><text:s text:c="5"/><text:span text:style-name="T506">Downtown was terrible. Eugene never wanted to see it again. Walking into the police station, Eugene and Calypso were seated on a bench as they waited for the officer to complete check in. He took their fingerprints and their mug shots and proceeded to escort them down to a small conference room for questioning.</text:span></text:p>
      <text:p text:style-name="P66"><text:s text:c="5"/><text:span text:style-name="T506">Looking over his shoulder Eugene looked at Calypso. “It’ll be okay darling. “He said. “We didn’t do anything wrong.”</text:span></text:p>
      <text:p text:style-name="P66"><text:s text:c="5"/><text:span text:style-name="T506">Hobbs wasn’t amused. “Be quiet.” He said. “You’ll have your chance to talk on tape.”</text:span></text:p>
      <text:p text:style-name="P66"><text:s text:c="5"/><text:span text:style-name="T507">Sitting down at a long table, Eugene and Calypso eyed each other. They had to find a way out of there. For two people who were innocent of any crime, they sure were being treated like criminals.</text:span></text:p>
      <text:p text:style-name="P66"><text:s text:c="5"/>“<text:span text:style-name="T507">Now” Hobbs said “What role did you play in your boyfriend’s bombings?”</text:span></text:p>
      <text:p text:style-name="P66"><text:s text:c="5"/><text:span text:style-name="T507">Calypso shook her head. “We’ve done nothing wrong.” She said, “We weren’t in charge of those bombings. We are innocent.”</text:span></text:p>
      <text:p text:style-name="P66"><text:s text:c="5"/><text:span text:style-name="T507">Hobbs nodded as he jotted down notes. “Right innocent. That’s what they all say. Until something proves otherwise.”</text:span></text:p>
      <text:p text:style-name="P66"><text:s text:c="5"/>“<text:span text:style-name="T507">What use would we have of killing people?” Eugene asked. “Let us help you track down the killer.”</text:span></text:p>
      <text:p text:style-name="P66"><text:soft-page-break/><text:s text:c="5"/><text:span text:style-name="T507">Hobbs shook his head. “Why would I do that? When I have the killers right in front of me?” He asked, “Can’t risk having you two flee now can I?”</text:span></text:p>
      <text:p text:style-name="P66"><text:s text:c="5"/><text:span text:style-name="T507">This went on for hours. Anytime Hobbs would come up with a new idea or reason they committed the crimes, Eugene or Calypso would counter </text:span><text:span text:style-name="T508">it with theories of their own</text:span><text:span text:style-name="T507">. </text:span><text:span text:style-name="T508">This wasn’t their first rodeo, they had experience in researching bombings.</text:span></text:p>
      <text:p text:style-name="P66"><text:s text:c="5"/><text:span text:style-name="T508">Hobbs didn’t like the answers coming out of their mouths. He wanted full confessions and they just weren’t coming. Sighing, he put away his paper and pen.</text:span></text:p>
      <text:p text:style-name="P66"><text:s text:c="5"/>“<text:span text:style-name="T508">Look, I’ve been reasonable.” Hobbs said. “I just want to know what it is you two know about the bombings.”</text:span></text:p>
      <text:p text:style-name="P66"><text:s text:c="5"/>“<text:span text:style-name="T508">We’ve told you everything we do know.” Eugene said. “And that we’re innocent.”</text:span></text:p>
      <text:p text:style-name="P66"><text:s text:c="5"/><text:span text:style-name="T508">There was a knock at the door. A man appeared wearing an officer’s uniform. “Uh Hobbs.” He said.</text:span></text:p>
      <text:p text:style-name="P66"><text:s text:c="5"/>“<text:span text:style-name="T508">What is it Flynn?” Hobbs asked.</text:span></text:p>
      <text:p text:style-name="P66"><text:s text:c="5"/>“<text:span text:style-name="T508">There’s been another bombing.” Flynn said.</text:span></text:p>
      <text:p text:style-name="P66"><text:s text:c="5"/><text:span text:style-name="T508">Hobbs looked at Eugene and Calypso and frowned. Today was not his day.</text:span></text:p>
      <text:p text:style-name="P66"/>
      <text:p text:style-name="P69">Chapter Thirty-Seven</text:p>
      <text:p text:style-name="P69"/>
      <text:p text:style-name="P69"><text:s text:c="5"/>Releasing Eugene and Calypso, Hobbs frowned. He was sure he had the right people. Every avenue had to be explored. It just wasn’t in the cards for him at that time.</text:p>
      <text:p text:style-name="P69"><text:s text:c="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542</meta:editing-cycles>
    <meta:generator>LibreOffice/7.4.2.3$Windows_X86_64 LibreOffice_project/382eef1f22670f7f4118c8c2dd222ec7ad009daf</meta:generator>
    <dc:date>2022-11-22T06:15:02.317000000</dc:date>
    <meta:editing-duration>P1DT3H46M23S</meta:editing-duration>
    <meta:document-statistic meta:table-count="0" meta:image-count="0" meta:object-count="0" meta:page-count="143" meta:paragraph-count="1612" meta:word-count="38071" meta:character-count="214131" meta:non-whitespace-character-count="169798"/>
  </office:meta>
</office:document-meta>
</file>